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75fc" officeooo:paragraph-rsid="001775fc"/>
    </style:style>
    <style:style style:name="P2" style:family="paragraph" style:parent-style-name="Standard">
      <style:text-properties officeooo:rsid="0019267d" officeooo:paragraph-rsid="0019267d"/>
    </style:style>
    <style:style style:name="P3" style:family="paragraph" style:parent-style-name="Standard">
      <style:text-properties officeooo:rsid="001775fc" officeooo:paragraph-rsid="001775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34_2484444440"/>CREATE TABLE competences(<text:bookmark-end text:name="__DdeLink__34_2484444440"/></text:p>
      <text:p text:style-name="P1"><text:s text:c="2"/>lib_competences VARCHAR(20) PRIMARY KEY</text:p>
      <text:p text:style-name="P1"/>
      <text:p text:style-name="P1">); </text:p>
      <text:p text:style-name="P1"/>
      <text:p text:style-name="P1">CREATE TABLE activite(</text:p>
      <text:p text:style-name="P1"><text:s text:c="2"/>lib_act VARCHAR(20),</text:p>
      <text:p text:style-name="P1"><text:s text:c="2"/>lib_competences VARCHAR(20),</text:p>
      <text:p text:style-name="P1"><text:s text:c="2"/>CONSTRAINT activite_pk PRIMARY KEY (lib_act),</text:p>
      <text:p text:style-name="P1"><text:s text:c="2"/>CONSTRAINT competences_fk FOREIGN KEY(lib_competences) REFERENCES competences(lib_competences)</text:p>
      <text:p text:style-name="P1">);</text:p>
      <text:p text:style-name="P1"/>
      <text:p text:style-name="P1">CREATE TABLE semestre(</text:p>
      <text:p text:style-name="P1"><text:s text:c="2"/>numero_sem VARCHAR(20)PRIMARY KEY</text:p>
      <text:p text:style-name="P1">);</text:p>
      <text:p text:style-name="P1"/>
      <text:p text:style-name="P1">CREATE TABLE ue (</text:p>
      <text:p text:style-name="P1"><text:s text:c="2"/>code_ue VARCHAR(20),</text:p>
      <text:p text:style-name="P1"><text:s text:c="2"/>lib_act VARCHAR(20),</text:p>
      <text:p text:style-name="P1"><text:s text:c="2"/>numero_sem VARCHAR(20),</text:p>
      <text:p text:style-name="P1"><text:s text:c="2"/>CONSTRAINT ue_pk PRIMARY KEY (code_ue),</text:p>
      <text:p text:style-name="P1"><text:s text:c="2"/>CONSTRAINT activite_fk FOREIGN KEY (lib_act) REFERENCES activite(lib_act),</text:p>
      <text:p text:style-name="P1"><text:s text:c="2"/>CONSTRAINT semestre_fk FOREIGN KEY (numero_sem) REFERENCES semestre(numero_sem)</text:p>
      <text:p text:style-name="P1">);</text:p>
      <text:p text:style-name="P1"/>
      <text:p text:style-name="P1">CREATE TABLE sae (</text:p>
      <text:p text:style-name="P1"><text:s text:c="2"/>code_sae VARCHAR(20),</text:p>
      <text:p text:style-name="P1"><text:s text:c="2"/>lib_sae VARCHAR(20),</text:p>
      <text:p text:style-name="P1"><text:s text:c="2"/>nb_h_td_enc INTEGER,</text:p>
      <text:p text:style-name="P1"><text:s text:c="2"/>nb_h_td_projet_autonomie INTEGER,</text:p>
      <text:p text:style-name="P1"><text:s text:c="2"/>CONSTRAINT code_sae PRIMARY KEY (code_sae) </text:p>
      <text:p text:style-name="P1"/>
      <text:p text:style-name="P1">);</text:p>
      <text:p text:style-name="P1"/>
      <text:p text:style-name="P1">CREATE TABLE semestre (</text:p>
      <text:p text:style-name="P1">string numero_sem</text:p>
      <text:p text:style-name="P1">) ;</text:p>
      <text:p text:style-name="P1"/>
      <text:p text:style-name="P2">CREATE TABLE parcours (</text:p>
      <text:p text:style-name="P2">char code_P</text:p>
      <text:p text:style-name="P2">string libelle_parcours </text:p>
      <text:p text:style-name="P2">int nbre_gpe_TD_P</text:p>
      <text:p text:style-name="P2">int nbre_gpe_TP_P</text:p>
      <text:p text:style-name="P2">) 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09:52:12.153413895</meta:creation-date>
    <dc:date>2024-01-16T14:36:14.174615876</dc:date>
    <meta:editing-duration>PT17M4S</meta:editing-duration>
    <meta:editing-cycles>5</meta:editing-cycles>
    <meta:generator>LibreOffice/7.0.4.2$Linux_X86_64 LibreOffice_project/00$Build-2</meta:generator>
    <meta:document-statistic meta:table-count="0" meta:image-count="0" meta:object-count="0" meta:page-count="1" meta:paragraph-count="36" meta:word-count="104" meta:character-count="938" meta:non-whitespace-character-count="833"/>
  </office:meta>
</office:document-meta>
</file>